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04984d" style:font-size-asian="14pt" style:font-size-complex="14pt"/>
    </style:style>
    <style:style style:name="T1" style:family="text">
      <style:text-properties officeooo:rsid="000498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. ВЫПОЛНЕНИЕ ЗАДАЧ ТЕСТИРОВАНИЯ В ПРОЦЕССЕ ВНЕДРЕНИЯ ИС. УСТРАНЕНИЕ ЗАМЕЧАНИЙ</text:p>
      <text:p text:style-name="P2">Ниже представлено выполнение задания по теме «Тестирование информационной системы (на примере ИС складского учёта товаров)» в соответствии с предоставленной структурой.</text:p>
      <text:p text:style-name="P2">1. Понятие тестирования ИС</text:p>
      <text:p text:style-name="P2">Тестирование информационной системы — это процесс проверки соответствия разработанного программного продукта ожидаемым требованиям, выявления ошибок и дефектов в работе системы.</text:p>
      <text:p text:style-name="P2">Роль в жизненном цикле ИС:</text:p>
      <text:p text:style-name="P3">Тестирование играет ключевую роль на этапе внедрения и сопровождения. Оно позволяет убедиться, что система работает корректно в реальных условиях, обрабатывает данные без потерь, соответствует бизнес-процессам предприятия и готова к эксплуатации конечными пользователями. Качественное тестирование снижает риски финансовых потерь и репутационных издержек, связанных с ошибками в учёте.</text:p>
      <text:p text:style-name="P3">2. Виды тестирования (конспект)</text:p>
      <text:p text:style-name="P2">1. <text:s/>Модульное тестирование:</text:p>
      <text:p text:style-name="P3">Суть:Проверка отдельных, изолированных компонентов (модулей) системы (например, функция расчёта себестоимости товара, модуль добавления товара в базу).</text:p>
      <text:p text:style-name="P3">Цель: Найти ошибки на самом раннем этапе разработки, проверить логику работы конкретного блока кода.</text:p>
      <text:p text:style-name="P3">2.Интеграционное тестирование:</text:p>
      <text:p text:style-name="P3">Суть: Проверка взаимодействия между несколькими модулями или подсистемами.</text:p>
      <text:p text:style-name="P2">Цель: Убедиться, что модули корректно обмениваются данными друг с другом (например, передача данных из модуля «Приход товара» в модуль «Финансовый учёт»).</text:p>
      <text:p text:style-name="P2">3.Системное тестирование:</text:p>
      <text:p text:style-name="P3"><text:soft-page-break/>Суть: Полная проверка всей системы в среде, максимально приближенной к реальной. Тестируется как единое целое.</text:p>
      <text:p text:style-name="P3">Цель: Проверить соответствие функциональным и нефункциональным требованиям (нагрузка, безопасность, совместимость).</text:p>
      <text:p text:style-name="P2">4.Приемочное тестирование:</text:p>
      <text:p text:style-name="P2">Суть: Финальная стадия, проводимая заказчиком или конечными пользователями.</text:p>
      <text:p text:style-name="P2">Цель: Подтвердить, что система готова к промышленной эксплуатации и выполняет все бизнес-задачи пользователя (например, кладовщик проверяет, удобно ли ему принимать товар через новый интерфейс).</text:p>
      <text:p text:style-name="P2">3. Разработка тестовых сценариев для ИС складского учёта</text:p>
      <text:p text:style-name="P2">Объект тестирования: Информационная система учёта товаров на складе (функции прихода, отгрузки, поиска, остатков).</text:p>
      <text:p text:style-name="P2">Сценарий №1: Проверка функции приходования товара</text:p>
      <text:p text:style-name="P3">Цель теста: Проверить корректность добавления нового товара на склад и увеличения остатков.</text:p>
      <text:p text:style-name="P3">Входные данные:</text:p>
      <text:p text:style-name="P3">Артикул: PR-001</text:p>
      <text:p text:style-name="P2">Наименование: Офисное кресло</text:p>
      <text:p text:style-name="P2">Количество: 10</text:p>
      <text:p text:style-name="P2">Цена закупки: 5000 руб.</text:p>
      <text:p text:style-name="P2">Склад: Основной</text:p>
      <text:p text:style-name="P2">Ожидаемый результат: В системе появляется запись о товаре PR-001. Общее количество товара на складе Основной увеличивается на 10. В журнале приходов фиксируется операция.</text:p>
      <text:p text:style-name="P2">Фактический результат: Товар добавлен, остатки увеличены, запись в журнале есть. (OK).</text:p>
      <text:p text:style-name="P2">Сценарий №2: Проверка отгрузки товара (списание остатков)</text:p>
      <text:p text:style-name="P2">Цель теста: Проверить корректность списания товара при создании расходной накладной.</text:p>
      <text:p text:style-name="P2"><text:soft-page-break/>Входные данные:</text:p>
      <text:p text:style-name="P2">Товар: PR-001 (до отгрузки на складе 10 шт.)</text:p>
      <text:p text:style-name="P2">Количество к отгрузке: 3</text:p>
      <text:p text:style-name="P2">Контрагент: ООО "Ромашка"</text:p>
      <text:p text:style-name="P2">Ожидаемый результат: Создан документ отгрузки. Остаток товара PR-001 на складе уменьшается до 7.</text:p>
      <text:p text:style-name="P2">Фактический результат:Остаток уменьшился до 7. (OK).</text:p>
      <text:p text:style-name="P2">Сценарий №3: Проверка поиска товара по артикулу</text:p>
      <text:p text:style-name="P2">Цель теста: Убедиться в работоспособности <text:span text:style-name="T1">м</text:span>еханизма поиска.</text:p>
      <text:p text:style-name="P2">Входные данные: В строке поиска ввести артикул существующего товара `PR-001`.</text:p>
      <text:p text:style-name="P2">Ожидаемый результат: В результатах поиска отображается одна запись - `Офисное кресло`.</text:p>
      <text:p text:style-name="P2">Фактический результат: Поиск выдал товар Офисное кресло, а также другие товары, содержащие в названии слово "кресло". (Ошибка: поиск работает не только по точному совпадению артикула, но и по частичному совпадению поля "Наименование", что не соответствует ТЗ).</text:p>
      <text:p text:style-name="P2">Сценарий №4: Проверка запрета отгрузки товара при нулевом остатке</text:p>
      <text:p text:style-name="P2">Цель теста: Проверить бизнес-логику контроля отрицательных остатков.</text:p>
      <text:p text:style-name="P2">Входные данные: Товар PR-001 (остаток 7). Попытка отгрузить `10` единиц.</text:p>
      <text:p text:style-name="P2">Ожидаемый результат: Система должна заблокировать проведение документа, выдать сообщение об ошибке "Недостаточно товара на складе". Остаток должен остаться 7.</text:p>
      <text:p text:style-name="P2">Фактический результат: Система выдала предупреждение, документ не провёлся. (OK).</text:p>
      <text:p text:style-name="P2">Сценарий №5: Проверка формирования отчета по остаткам**</text:p>
      <text:p text:style-name="P2">Цель теста: Проверить корректность итоговых сумм в отчете.</text:p>
      <text:p text:style-name="P2">Входные данные:</text:p>
      <text:p text:style-name="P2">За период: последний месяц.</text:p>
      <text:p text:style-name="P2"><text:soft-page-break/>Склад: Основной.</text:p>
      <text:p text:style-name="P2">Ожидание увидеть товар PR-001 с остатком 7 на сумму 7 * 5000 = 35000 руб.</text:p>
      <text:p text:style-name="P2">Ожидаемый результат: В отчёте отображается строка с товаром PR-001, остаток 7, сумма 35 000 руб.</text:p>
      <text:p text:style-name="P2">Фактический результат: Остаток 7, но сумма рассчитана как 34 000 руб. (Ошибка: неверный алгоритм пересчёта суммы или себестоимости, если были разные цены прихода).</text:p>
      <text:p text:style-name="P2">4. Выявление замечаний</text:p>
      <text:p text:style-name="P2">В ходе тестирования (сценарии №3 и №5) были выявлены следующие замечания:</text:p>
      <text:p text:style-name="P2">1. Замечание 1 (критичное): Некорректная работа алгоритма поиска. Система ищет не только по артикулу, но и по другим полям, нарушая требования точности поиска.</text:p>
      <text:p text:style-name="P2">2. Замечание 2 (критичное): Ошибка в расчёте финансового отчёта по остаткам. Суммарная стоимость товара на складе вычисляется неверно (расхождение с математическим ожиданием).</text:p>
      <text:p text:style-name="P2">3.Потенциальное замечание: Отсутствует проверка на ввод отрицательного количества товара в документах прихода (если не тестировали).</text:p>
      <text:p text:style-name="P2">5. Устранение замечаний (теоретический порядок)</text:p>
      <text:p text:style-name="P2">Процесс устранения найденных ошибок (на примере Замечания 2 — ошибка в отчёте):</text:p>
      <text:p text:style-name="P2">1. <text:s/>Регистрация ошибки:</text:p>
      <text:p text:style-name="P2">Тестировщик заносит ошибку в систему баг-трекинга (например, Jira, Redmine). Заполняется: заголовок («Неверный расчет суммы в отчете по остаткам»), шаги воспроизведения (тест-кейс №5), ожидаемый и фактический результат, серьезность — «Критическая», приоритет — «Высокий», прикладывается скриншот отчета.</text:p>
      <text:p text:style-name="P2">2. <text:s/>Анализ причины:</text:p>
      <text:p text:style-name="P2"><text:soft-page-break/>Задача назначается разработчику. Он анализирует код модуля формирования отчёта. Выясняется, что в запросе к базе данных используется неверное поле для цены товара (цена последнего прихода вместо средней себестоимости).</text:p>
      <text:p text:style-name="P2">3. <text:s/>Исправление:</text:p>
      <text:p text:style-name="P2">Разработчик вносит изменения в код SQL-запроса или логику расчёта, исправляя формулу.</text:p>
      <text:p text:style-name="P2">После исправления код проходит контроль версий и собирается новая сборка программы.</text:p>
      <text:p text:style-name="P3">4. <text:s/>Повторное тестирование:</text:p>
      <text:p text:style-name="P3">Тестировщик получает новую сборку. Выполняет тот же тестовый сценарий №5 с теми же входными данными.</text:p>
      <text:p text:style-name="P3">Проверяет, что теперь сумма в отчёте рассчитывается верно .</text:p>
      <text:p text:style-name="P3">Статус ошибки меняется на «Закрыта».</text:p>
      <text:p text:style-name="P2">6. Выводы</text:p>
      <text:p text:style-name="P2">Тестирование при внедрении информационной системы складского учёта имеет критическое значение. Ошибки в учёте товаров (неверные остатки, расхождения в деньгах) могут привести к прямым финансовым убыткам компании, сбоям в поставках и потере доверия клиентов.</text:p>
      <text:p text:style-name="P2">Проведение систематического тестирования (от модульного до приёмочного) позволяет выявить несоответствия требованиям на ранних стадиях, а чётко организованный процесс устранения замечаний гарантирует, что все найденные проблемы будут исправлены до момента передачи системы в промышленную эксплуатацию. Это обеспечивает стабильность, достоверность учётных данных и удобство работы персонал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9T16:23:10.137054800</meta:creation-date>
    <dc:date>2026-03-31T15:22:25.791000000</dc:date>
    <meta:editing-duration>PT1M1S</meta:editing-duration>
    <meta:editing-cycles>2</meta:editing-cycles>
    <meta:generator>LibreOffice/7.0.4.2$Windows_x86 LibreOffice_project/dcf040e67528d9187c66b2379df5ea4407429775</meta:generator>
    <meta:document-statistic meta:table-count="0" meta:image-count="0" meta:object-count="0" meta:page-count="5" meta:paragraph-count="78" meta:word-count="867" meta:character-count="6833" meta:non-whitespace-character-count="6035"/>
  </office:meta>
</office:document-meta>
</file>